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Ejner</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92a77b1">1. Software</text:a></text:p>
          <text:p text:style-name="Contents_20_2"><text:a xlink:type="simple" xlink:href="#orgc820af6">1.1. Farvel til GMail</text:a></text:p>
          <text:p text:style-name="Contents_20_3"><text:a xlink:type="simple" xlink:href="#org4860190">1.1.1. Før migreringen</text:a></text:p>
        </text:index-body>
      </text:table-of-content>
      <text:h text:style-name="Heading_20_1" text:outline-level="1" text:is-list-header="false">
<text:bookmark-start text:name="OrgXref.org92a77b1"/>
<text:bookmark text:name="org92a77b1"/>Software
<text:bookmark-end text:name="OrgXref.org92a77b1"/></text:h>
      <text:h text:style-name="Heading_20_2" text:outline-level="2" text:is-list-header="false">
<text:bookmark-start text:name="OrgXref.orgc820af6"/>
<text:bookmark text:name="orgc820af6"/>Farvel til GMail
<text:bookmark-end text:name="OrgXref.orgc820af6"/></text:h>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text:p>
      <text:p text:style-name="Text_20_body">I det følgende beskriver jeg hvordan man i praksis kan flytte sin email fra GMail til en af de europæiske udbydere.
</text:p>
      <text:p text:style-name="Text_20_body">Af de 21 på listen har jeg foreløbig afprøvet Posteo og Proton, som begge ser fornuftige ud. Posteo har en prøveperiode på 14 dage, hvor man får pengene tilbage hvis man ikke ønsker at fortsætte derefter. Proton har et gratis abonnement med 500MB plads.
</text:p>
      <text:h text:style-name="Heading_20_3" text:outline-level="3" text:is-list-header="false">
<text:bookmark-start text:name="OrgXref.org4860190"/>
<text:bookmark text:name="org4860190"/>Før migreringen
<text:bookmark-end text:name="OrgXref.org4860190"/></text:h>
      <text:p text:style-name="Text_20_body">Strengt taget behøver man ikke at nedlægge sin GMail konto, man kan i stedet vælge at videresende.
</text:p>
      <text:p text:style-name="Text_20_body">Store filer
<text:a xlink:type="simple" xlink:href="https://lifehacker.com/find-the-large-attachments-eating-up-your-gmail-space-w-5958583">https://lifehacker.com/find-the-large-attachments-eating-up-your-gmail-space-w-5958583</text:a>
</text:p>
      <text:p text:style-name="Text_20_body">
<draw:frame draw:style-name="OrgDisplayImage" svg:width="17.00cm" svg:height="1.75cm" text:anchor-type="paragraph" draw:name="Frame1">

<draw:image xlink:href="Images/0001.png" xlink:type="simple" xlink:show="embed" xlink:actuate="onLoad"/>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1T19:49:14</dc:date>
    <meta:creation-date>2025-04-01T19:49:14</meta:creation-date>
    <meta:generator>Emacs 29.3 (Org mode 9.6.15)</meta:generator>
    <meta:keyword/>
    <dc:subject/>
    <dc:title/>
  </office:meta>
</office:document-meta>
</file>